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David CLM" svg:font-family="David CLM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Nachlieli CLM" svg:font-family="Nachlieli CLM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4513in" text:min-label-width="0.25in" text:list-level-position-and-space-mode="label-alignment">
          <style:list-level-label-alignment text:label-followed-by="listtab" fo:margin-left="0.701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513in" text:min-label-width="0.25in" text:list-level-position-and-space-mode="label-alignment">
          <style:list-level-label-alignment text:label-followed-by="listtab" fo:margin-left="1.201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63in" text:min-label-width="0.125in" text:list-level-position-and-space-mode="label-alignment">
          <style:list-level-label-alignment text:label-followed-by="listtab" fo:margin-left="1.7013in" fo:text-indent="-0.125in"/>
        </style:list-level-properties>
      </text:list-level-style-number>
      <text:list-level-style-number text:level="4" style:num-suffix="." style:num-format="1">
        <style:list-level-properties text:space-before="1.9513in" text:min-label-width="0.25in" text:list-level-position-and-space-mode="label-alignment">
          <style:list-level-label-alignment text:label-followed-by="listtab" fo:margin-left="2.201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513in" text:min-label-width="0.25in" text:list-level-position-and-space-mode="label-alignment">
          <style:list-level-label-alignment text:label-followed-by="listtab" fo:margin-left="2.701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63in" text:min-label-width="0.125in" text:list-level-position-and-space-mode="label-alignment">
          <style:list-level-label-alignment text:label-followed-by="listtab" fo:margin-left="3.2013in" fo:text-indent="-0.125in"/>
        </style:list-level-properties>
      </text:list-level-style-number>
      <text:list-level-style-number text:level="7" style:num-suffix="." style:num-format="1">
        <style:list-level-properties text:space-before="3.4513in" text:min-label-width="0.25in" text:list-level-position-and-space-mode="label-alignment">
          <style:list-level-label-alignment text:label-followed-by="listtab" fo:margin-left="3.701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513in" text:min-label-width="0.25in" text:list-level-position-and-space-mode="label-alignment">
          <style:list-level-label-alignment text:label-followed-by="listtab" fo:margin-left="4.201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63in" text:min-label-width="0.125in" text:list-level-position-and-space-mode="label-alignment">
          <style:list-level-label-alignment text:label-followed-by="listtab" fo:margin-left="4.701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Calibri" fo:font-size="13pt" style:font-size-asian="13pt" style:font-size-complex="13pt"/>
    </style:style>
    <style:style style:name="P2" style:parent-style-name="Standard" style:list-style-name="LFO1" style:family="paragraph">
      <style:paragraph-properties fo:margin-left="0in" fo:text-indent="0in">
        <style:tab-stops>
          <style:tab-stop style:type="left" style:position="0.25in"/>
          <style:tab-stop style:type="left" style:position="0.3083in"/>
        </style:tab-stops>
      </style:paragraph-properties>
    </style:style>
    <style:style style:name="T3" style:parent-style-name="DefaultParagraphFont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>
        <style:tab-stops>
          <style:tab-stop style:type="left" style:position="0.25in"/>
          <style:tab-stop style:type="left" style:position="0.3083in"/>
        </style:tab-stops>
      </style:paragraph-properties>
      <style:text-properties style:font-name="Calibri" fo:font-size="13pt" style:font-size-asian="13pt" style:font-size-complex="13pt"/>
    </style:style>
    <style:style style:name="P8" style:parent-style-name="Standard" style:family="paragraph">
      <style:paragraph-properties>
        <style:tab-stops>
          <style:tab-stop style:type="left" style:position="0.25in"/>
          <style:tab-stop style:type="left" style:position="0.3083in"/>
        </style:tab-stops>
      </style:paragraph-properties>
    </style:style>
    <style:style style:name="P9" style:parent-style-name="Standard" style:list-style-name="LFO2" style:family="paragraph">
      <style:paragraph-properties>
        <style:tab-stops>
          <style:tab-stop style:type="left" style:position="-0.5583in"/>
          <style:tab-stop style:type="left" style:position="-0.25in"/>
        </style:tab-stops>
      </style:paragraph-properties>
      <style:text-properties style:font-name="Calibri"/>
    </style:style>
    <style:style style:name="P10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1" style:parent-style-name="DefaultParagraphFont" style:family="text">
      <style:text-properties style:font-name="Calibri"/>
    </style:style>
    <style:style style:name="T12" style:parent-style-name="DefaultParagraphFont" style:family="text">
      <style:text-properties style:font-name="Calibri" fo:language="en" fo:country="US"/>
    </style:style>
    <style:style style:name="T13" style:parent-style-name="DefaultParagraphFont" style:family="text">
      <style:text-properties style:font-name="Calibri"/>
    </style:style>
    <style:style style:name="T14" style:parent-style-name="DefaultParagraphFont" style:family="text">
      <style:text-properties style:font-name="Calibri"/>
    </style:style>
    <style:style style:name="P15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16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17" style:parent-style-name="Standard" style:family="paragraph">
      <style:paragraph-properties>
        <style:tab-stops>
          <style:tab-stop style:type="left" style:position="0.3784in"/>
          <style:tab-stop style:type="left" style:position="0.6868in"/>
        </style:tab-stops>
      </style:paragraph-properties>
      <style:text-properties style:font-name="Calibri"/>
    </style:style>
    <style:style style:name="P18" style:parent-style-name="Standard" style:list-style-name="LFO2" style:family="paragraph">
      <style:paragraph-properties>
        <style:tab-stops>
          <style:tab-stop style:type="left" style:position="-0.5583in"/>
          <style:tab-stop style:type="left" style:position="-0.25in"/>
        </style:tab-stops>
      </style:paragraph-properties>
      <style:text-properties style:font-name="Calibri"/>
    </style:style>
    <style:style style:name="P19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0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1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2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3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4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5" style:parent-style-name="Standard" style:list-style-name="LFO2" style:family="paragraph">
      <style:paragraph-properties>
        <style:tab-stops>
          <style:tab-stop style:type="left" style:position="-0.5583in"/>
          <style:tab-stop style:type="left" style:position="-0.25in"/>
        </style:tab-stops>
      </style:paragraph-properties>
      <style:text-properties style:font-name="Calibri"/>
    </style:style>
    <style:style style:name="P26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7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8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9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30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31" style:parent-style-name="Standard" style:list-style-name="LFO2" style:family="paragraph">
      <style:paragraph-properties>
        <style:tab-stops>
          <style:tab-stop style:type="left" style:position="-0.5583in"/>
          <style:tab-stop style:type="left" style:position="-0.25in"/>
        </style:tab-stops>
      </style:paragraph-properties>
      <style:text-properties style:font-name="Calibri"/>
    </style:style>
    <style:style style:name="P32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33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34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35" style:parent-style-name="Standard" style:list-style-name="LFO2" style:family="paragraph">
      <style:paragraph-properties>
        <style:tab-stops>
          <style:tab-stop style:type="left" style:position="-0.5583in"/>
          <style:tab-stop style:type="left" style:position="-0.25in"/>
        </style:tab-stops>
      </style:paragraph-properties>
      <style:text-properties style:font-name="Calibri"/>
    </style:style>
    <style:style style:name="P36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37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38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39" style:parent-style-name="Standard" style:list-style-name="LFO2" style:family="paragraph">
      <style:paragraph-properties>
        <style:tab-stops>
          <style:tab-stop style:type="left" style:position="-0.5583in"/>
          <style:tab-stop style:type="left" style:position="-0.25in"/>
        </style:tab-stops>
      </style:paragraph-properties>
      <style:text-properties style:font-name="Calibri"/>
    </style:style>
    <style:style style:name="P40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41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42" style:parent-style-name="Standard" style:family="paragraph">
      <style:paragraph-properties fo:margin-left="0.5in" fo:text-indent="-0.2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43" style:parent-style-name="Standard" style:list-style-name="LFO2" style:family="paragraph">
      <style:paragraph-properties>
        <style:tab-stops>
          <style:tab-stop style:type="left" style:position="-0.5583in"/>
          <style:tab-stop style:type="left" style:position="-0.25in"/>
        </style:tab-stops>
      </style:paragraph-properties>
      <style:text-properties style:font-name="Calibri"/>
    </style:style>
    <style:style style:name="P44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45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</style:style>
    <style:style style:name="T46" style:parent-style-name="DefaultParagraphFont" style:family="text">
      <style:text-properties style:font-name="Calibri"/>
    </style:style>
    <style:style style:name="T47" style:parent-style-name="DefaultParagraphFont" style:family="text">
      <style:text-properties style:font-name="Calibri"/>
    </style:style>
    <style:style style:name="T48" style:parent-style-name="DefaultParagraphFont" style:family="text">
      <style:text-properties style:font-name="Calibri"/>
    </style:style>
    <style:style style:name="T49" style:parent-style-name="DefaultParagraphFont" style:family="text">
      <style:text-properties style:font-name="Calibri"/>
    </style:style>
    <style:style style:name="P50" style:parent-style-name="Standard" style:family="paragraph">
      <style:paragraph-properties fo:margin-left="0.5in" fo:text-indent="-0.2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 fo:language="en" fo:country="US"/>
    </style:style>
    <style:style style:name="P51" style:parent-style-name="Standard" style:list-style-name="LFO2" style:family="paragraph">
      <style:paragraph-properties>
        <style:tab-stops>
          <style:tab-stop style:type="left" style:position="-0.5583in"/>
          <style:tab-stop style:type="left" style:position="-0.25in"/>
        </style:tab-stops>
      </style:paragraph-properties>
      <style:text-properties style:font-name="Calibri"/>
    </style:style>
    <style:style style:name="P52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53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54" style:parent-style-name="Standard" style:family="paragraph">
      <style:paragraph-properties fo:margin-left="0.5in" fo:text-indent="-0.2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55" style:parent-style-name="Standard" style:list-style-name="LFO2" style:family="paragraph">
      <style:paragraph-properties>
        <style:tab-stops>
          <style:tab-stop style:type="left" style:position="-0.5583in"/>
          <style:tab-stop style:type="left" style:position="-0.25in"/>
        </style:tab-stops>
      </style:paragraph-properties>
      <style:text-properties style:font-name="Calibri"/>
    </style:style>
    <style:style style:name="P56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57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</style:style>
    <style:style style:name="T58" style:parent-style-name="DefaultParagraphFont" style:family="text">
      <style:text-properties style:font-name="Calibri"/>
    </style:style>
    <style:style style:name="T59" style:parent-style-name="DefaultParagraphFont" style:family="text">
      <style:text-properties style:font-name="Calibri"/>
    </style:style>
    <style:style style:name="T60" style:parent-style-name="DefaultParagraphFont" style:family="text">
      <style:text-properties style:font-name="Calibri" fo:font-style="italic" style:font-style-asian="italic" style:font-style-complex="italic"/>
    </style:style>
    <style:style style:name="T61" style:parent-style-name="DefaultParagraphFont" style:family="text">
      <style:text-properties style:font-name="Calibri"/>
    </style:style>
    <style:style style:name="P62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63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</style:style>
    <style:style style:name="T64" style:parent-style-name="DefaultParagraphFont" style:family="text">
      <style:text-properties style:font-name="Calibri"/>
    </style:style>
    <style:style style:name="T65" style:parent-style-name="DefaultParagraphFont" style:family="text">
      <style:text-properties style:font-name="Calibri" fo:language="en" fo:country="US"/>
    </style:style>
    <style:style style:name="P66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67" style:parent-style-name="Standard" style:list-style-name="LFO2" style:family="paragraph">
      <style:paragraph-properties>
        <style:tab-stops>
          <style:tab-stop style:type="left" style:position="-0.5583in"/>
          <style:tab-stop style:type="left" style:position="-0.25in"/>
        </style:tab-stops>
      </style:paragraph-properties>
      <style:text-properties style:font-name="Calibri"/>
    </style:style>
    <style:style style:name="P68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69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</style:style>
    <style:style style:name="T70" style:parent-style-name="DefaultParagraphFont" style:family="text">
      <style:text-properties style:font-name="Calibri"/>
    </style:style>
    <style:style style:name="T71" style:parent-style-name="DefaultParagraphFont" style:family="text">
      <style:text-properties style:font-name="Calibri" fo:language="en" fo:country="US"/>
    </style:style>
    <style:style style:name="P72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 fo:language="en" fo:country="US"/>
    </style:style>
    <style:style style:name="P73" style:parent-style-name="Normal" style:family="paragraph">
      <style:paragraph-properties fo:break-before="page"/>
      <style:text-properties style:font-name="Calibri" fo:font-size="13pt" style:font-size-asian="13pt" style:font-size-complex="13pt"/>
    </style:style>
    <style:style style:name="P74" style:parent-style-name="Standard" style:family="paragraph">
      <style:text-properties style:font-name="Calibri" fo:font-size="13pt" style:font-size-asian="13pt" style:font-size-complex="13pt"/>
    </style:style>
    <style:style style:name="P75" style:parent-style-name="Standard" style:list-style-name="LFO1" style:family="paragraph">
      <style:paragraph-properties fo:margin-left="0in" fo:text-indent="0in">
        <style:tab-stops>
          <style:tab-stop style:type="left" style:position="0.25in"/>
          <style:tab-stop style:type="left" style:position="0.3083in"/>
        </style:tab-stops>
      </style:paragraph-properties>
    </style:style>
    <style:style style:name="T76" style:parent-style-name="DefaultParagraphFont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>
        <style:tab-stops>
          <style:tab-stop style:type="left" style:position="0.25in"/>
          <style:tab-stop style:type="left" style:position="0.3083in"/>
        </style:tab-stops>
      </style:paragraph-properties>
      <style:text-properties style:font-name="Calibri" fo:font-size="13pt" style:font-size-asian="13pt" style:font-size-complex="13pt"/>
    </style:style>
    <style:style style:name="P81" style:parent-style-name="Standard" style:family="paragraph">
      <style:paragraph-properties>
        <style:tab-stops>
          <style:tab-stop style:type="left" style:position="0.25in"/>
          <style:tab-stop style:type="left" style:position="0.3083in"/>
        </style:tab-stops>
      </style:paragraph-properties>
    </style:style>
    <style:style style:name="P82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83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84" style:parent-style-name="DefaultParagraphFont" style:family="text">
      <style:text-properties style:font-name="Calibri" fo:language="en" fo:country="US"/>
    </style:style>
    <style:style style:name="T85" style:parent-style-name="DefaultParagraphFont" style:family="text">
      <style:text-properties style:font-name="Calibri"/>
    </style:style>
    <style:style style:name="P86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87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88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89" style:parent-style-name="DefaultParagraphFont" style:family="text">
      <style:text-properties style:font-name="Calibri" fo:language="en" fo:country="US"/>
    </style:style>
    <style:style style:name="T90" style:parent-style-name="DefaultParagraphFont" style:family="text">
      <style:text-properties style:font-name="Calibri"/>
    </style:style>
    <style:style style:name="P91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92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93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94" style:parent-style-name="DefaultParagraphFont" style:family="text">
      <style:text-properties style:font-name="Calibri" fo:language="en" fo:country="US"/>
    </style:style>
    <style:style style:name="T95" style:parent-style-name="DefaultParagraphFont" style:family="text">
      <style:text-properties style:font-name="Calibri"/>
    </style:style>
    <style:style style:name="P96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97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98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99" style:parent-style-name="DefaultParagraphFont" style:family="text">
      <style:text-properties style:font-name="Calibri" fo:language="en" fo:country="US"/>
    </style:style>
    <style:style style:name="T100" style:parent-style-name="DefaultParagraphFont" style:family="text">
      <style:text-properties style:font-name="Calibri" fo:language="en" fo:country="US"/>
    </style:style>
    <style:style style:name="T101" style:parent-style-name="DefaultParagraphFont" style:family="text">
      <style:text-properties style:font-name="Calibri"/>
    </style:style>
    <style:style style:name="P102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103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04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05" style:parent-style-name="DefaultParagraphFont" style:family="text">
      <style:text-properties style:font-name="Calibri" fo:language="en" fo:country="US"/>
    </style:style>
    <style:style style:name="T106" style:parent-style-name="DefaultParagraphFont" style:family="text">
      <style:text-properties style:font-name="Calibri"/>
    </style:style>
    <style:style style:name="P107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108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09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10" style:parent-style-name="DefaultParagraphFont" style:family="text">
      <style:text-properties style:font-name="Calibri" fo:language="en" fo:country="US"/>
    </style:style>
    <style:style style:name="T111" style:parent-style-name="DefaultParagraphFont" style:family="text">
      <style:text-properties style:font-name="Calibri"/>
    </style:style>
    <style:style style:name="P112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113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14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15" style:parent-style-name="DefaultParagraphFont" style:family="text">
      <style:text-properties style:font-name="Calibri" fo:language="en" fo:country="US"/>
    </style:style>
    <style:style style:name="T116" style:parent-style-name="DefaultParagraphFont" style:family="text">
      <style:text-properties style:font-name="Calibri"/>
    </style:style>
    <style:style style:name="P117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118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19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20" style:parent-style-name="DefaultParagraphFont" style:family="text">
      <style:text-properties style:font-name="Calibri" fo:language="en" fo:country="US"/>
    </style:style>
    <style:style style:name="T121" style:parent-style-name="DefaultParagraphFont" style:family="text">
      <style:text-properties style:font-name="Calibri"/>
    </style:style>
    <style:style style:name="P122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123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24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25" style:parent-style-name="DefaultParagraphFont" style:family="text">
      <style:text-properties style:font-name="Calibri" fo:language="en" fo:country="US"/>
    </style:style>
    <style:style style:name="T126" style:parent-style-name="DefaultParagraphFont" style:family="text">
      <style:text-properties style:font-name="Calibri"/>
    </style:style>
    <style:style style:name="P127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128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29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30" style:parent-style-name="DefaultParagraphFont" style:family="text">
      <style:text-properties style:font-name="Calibri" fo:language="en" fo:country="US"/>
    </style:style>
    <style:style style:name="T131" style:parent-style-name="DefaultParagraphFont" style:family="text">
      <style:text-properties style:font-name="Calibri" fo:language="en" fo:country="US"/>
    </style:style>
    <style:style style:name="T132" style:parent-style-name="DefaultParagraphFont" style:family="text">
      <style:text-properties style:font-name="Calibri"/>
    </style:style>
    <style:style style:name="P133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134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35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36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37" style:parent-style-name="Standard" style:list-style-name="LFO1" style:family="paragraph">
      <style:paragraph-properties fo:margin-left="0in" fo:text-indent="0in">
        <style:tab-stops>
          <style:tab-stop style:type="left" style:position="0.25in"/>
          <style:tab-stop style:type="left" style:position="0.3083in"/>
        </style:tab-stops>
      </style:paragraph-properties>
    </style:style>
    <style:style style:name="T138" style:parent-style-name="DefaultParagraphFont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40" style:parent-style-name="Standard" style:family="paragraph">
      <style:paragraph-properties>
        <style:tab-stops>
          <style:tab-stop style:type="left" style:position="0.25in"/>
          <style:tab-stop style:type="left" style:position="0.3083in"/>
        </style:tab-stops>
      </style:paragraph-properties>
      <style:text-properties style:font-name="Calibri" fo:font-size="13pt" style:font-size-asian="13pt" style:font-size-complex="13pt"/>
    </style:style>
    <style:style style:name="P141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42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</style:style>
    <style:style style:name="T143" style:parent-style-name="DefaultParagraphFont" style:family="text">
      <style:text-properties style:font-name="Calibri"/>
    </style:style>
    <style:style style:name="P144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45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46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47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48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49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0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1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2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3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4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5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6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7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8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9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0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1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2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3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4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5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6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7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8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9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0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1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2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3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4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5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6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7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</style:style>
    <style:style style:name="T178" style:parent-style-name="DefaultParagraphFont" style:family="text">
      <style:text-properties style:font-name="Calibri"/>
    </style:style>
    <style:style style:name="T179" style:parent-style-name="DefaultParagraphFont" style:family="text">
      <style:text-properties style:font-name="Calibri" fo:language="en" fo:country="US"/>
    </style:style>
    <style:style style:name="T180" style:parent-style-name="DefaultParagraphFont" style:family="text">
      <style:text-properties style:font-name="Calibri"/>
    </style:style>
    <style:style style:name="P181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82" style:parent-style-name="Standard" style:list-style-name="LFO3" style:family="paragraph">
      <style:paragraph-properties>
        <style:tab-stops>
          <style:tab-stop style:type="left" style:position="-0.9611in"/>
          <style:tab-stop style:type="left" style:position="-0.6527in"/>
        </style:tab-stops>
      </style:paragraph-properties>
    </style:style>
    <style:style style:name="T183" style:parent-style-name="DefaultParagraphFont" style:family="text">
      <style:text-properties style:font-name="Calibri"/>
    </style:style>
    <style:style style:name="P184" style:parent-style-name="Standard" style:list-style-name="LFO3" style:family="paragraph">
      <style:paragraph-properties>
        <style:tab-stops>
          <style:tab-stop style:type="left" style:position="-0.9611in"/>
          <style:tab-stop style:type="left" style:position="-0.6527in"/>
        </style:tab-stops>
      </style:paragraph-properties>
      <style:text-properties style:font-name="Calibri" fo:language="en" fo:country="US"/>
    </style:style>
    <style:style style:name="P185" style:parent-style-name="Standard" style:list-style-name="LFO3" style:family="paragraph">
      <style:paragraph-properties>
        <style:tab-stops>
          <style:tab-stop style:type="left" style:position="-0.9611in"/>
          <style:tab-stop style:type="left" style:position="-0.6527in"/>
        </style:tab-stops>
      </style:paragraph-properties>
      <style:text-properties style:font-name="Calibri" fo:language="en" fo:country="US"/>
    </style:style>
    <style:style style:name="P186" style:parent-style-name="Standard" style:list-style-name="LFO3" style:family="paragraph">
      <style:paragraph-properties>
        <style:tab-stops>
          <style:tab-stop style:type="left" style:position="-0.9611in"/>
          <style:tab-stop style:type="left" style:position="-0.6527in"/>
        </style:tab-stops>
      </style:paragraph-properties>
      <style:text-properties style:font-name="Calibri" fo:language="en" fo:country="US"/>
    </style:style>
    <style:style style:name="P187" style:parent-style-name="Standard" style:family="paragraph">
      <style:paragraph-properties fo:margin-left="0.4513in">
        <style:tab-stops>
          <style:tab-stop style:type="left" style:position="-0.0097in"/>
          <style:tab-stop style:type="left" style:position="0.2986in"/>
        </style:tab-stops>
      </style:paragraph-properties>
      <style:text-properties style:font-name="Calibri" fo:language="en" fo:country="US"/>
    </style:style>
    <style:style style:name="P188" style:parent-style-name="Standard" style:family="paragraph">
      <style:paragraph-properties fo:margin-left="0.4513in">
        <style:tab-stops>
          <style:tab-stop style:type="left" style:position="-0.0097in"/>
          <style:tab-stop style:type="left" style:position="0.2986in"/>
        </style:tab-stops>
      </style:paragraph-properties>
      <style:text-properties style:font-name="Calibri" fo:language="en" fo:country="US"/>
    </style:style>
    <style:style style:name="P189" style:parent-style-name="Standard" style:family="paragraph">
      <style:paragraph-properties fo:margin-left="0.4513in">
        <style:tab-stops>
          <style:tab-stop style:type="left" style:position="-0.0097in"/>
          <style:tab-stop style:type="left" style:position="0.2986in"/>
        </style:tab-stops>
      </style:paragraph-properties>
      <style:text-properties style:font-name="Calibri" fo:language="en" fo:country="US"/>
    </style:style>
    <style:style style:name="P190" style:parent-style-name="Standard" style:family="paragraph">
      <style:paragraph-properties fo:margin-left="0.4513in">
        <style:tab-stops>
          <style:tab-stop style:type="left" style:position="-0.0097in"/>
          <style:tab-stop style:type="left" style:position="0.2986in"/>
        </style:tab-stops>
      </style:paragraph-properties>
      <style:text-properties style:font-name="Calibri" fo:language="en" fo:country="US"/>
    </style:style>
    <style:style style:name="P191" style:parent-style-name="Standard" style:family="paragraph">
      <style:paragraph-properties fo:margin-left="0.4513in">
        <style:tab-stops>
          <style:tab-stop style:type="left" style:position="-0.0097in"/>
          <style:tab-stop style:type="left" style:position="0.2986in"/>
        </style:tab-stops>
      </style:paragraph-properties>
    </style:style>
    <style:style style:name="T192" style:parent-style-name="DefaultParagraphFont" style:family="text">
      <style:text-properties style:font-name="Calibri" fo:language="en" fo:country="US"/>
    </style:style>
    <style:style style:name="T193" style:parent-style-name="DefaultParagraphFont" style:family="text">
      <style:text-properties style:font-name="Calibri"/>
    </style:style>
    <style:style style:name="P194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</style:style>
    <style:style style:name="T195" style:parent-style-name="DefaultParagraphFont" style:family="text">
      <style:text-properties style:font-name="Calibri" fo:language="en" fo:country="US"/>
    </style:style>
    <style:style style:name="P196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97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<text:span text:style-name="T3">Makefile.uc.mk<text:s/></text:span><text:span text:style-name="T4">Local</text:span><text:span text:style-name="T5"><text:s/></text:span><text:span text:style-name="T6">Variables</text:span></text:p>
        </text:list-item>
      </text:list>
      <text:p text:style-name="P7"><text:s text:c="6"/>Local variables are only visible during compilation of current module.</text:p>
      <text:p text:style-name="P8"/>
      <text:list text:style-name="LFO2" text:continue-numbering="true">
        <text:list-item>
          <text:p text:style-name="P9">INCLUDE_THIS_COMPONENT.</text:p>
        </text:list-item>
      </text:list>
      <text:p text:style-name="P10"><text:span text:style-name="T11">If this value is equal to ‘y’</text:span><text:span text:style-name="T12"><text:s/>( or array of y’s: “y y y”)</text:span><text:span text:style-name="T13"><text:s/>then this module<text:s/></text:span><text:span text:style-name="T14">will be included in build.</text:span></text:p>
      <text:p text:style-name="P15">All other values will be interpreted as ‘no’ and module will not be included in build.</text:p>
      <text:p text:style-name="P16">example: INCLUDE_THIS_COMPONENT := y</text:p>
      <text:p text:style-name="P17"/>
      <text:list text:style-name="LFO2" text:continue-numbering="true">
        <text:list-item>
          <text:p text:style-name="P18">SRC.</text:p>
        </text:list-item>
      </text:list>
      <text:p text:style-name="P19">Add the files for compilations to this variable (for example: SRC += <text:s/>foo.c) .</text:p>
      <text:p text:style-name="P20">Supported types<text:s/></text:p>
      <text:p text:style-name="P21">.c <text:s text:c="13"/>- C compiler will be used.</text:p>
      <text:p text:style-name="P22">.cc, .cpp <text:s text:c="2"/>- C++ compiler will be used.</text:p>
      <text:p text:style-name="P23">.s, .S <text:s text:c="9"/>- Assembler will be used.</text:p>
      <text:p text:style-name="P24"/>
      <text:list text:style-name="LFO2" text:continue-numbering="true">
        <text:list-item>
          <text:p text:style-name="P25">SPEED_CRITICAL_FILES.</text:p>
        </text:list-item>
      </text:list>
      <text:p text:style-name="P26">In supported architecture, files listed in this variable, will be optimized for speed.</text:p>
      <text:p text:style-name="P27">For example, in architecture with slow flash and fast RAM, functions/variable from these files</text:p>
      <text:p text:style-name="P28">will be located in RAM.</text:p>
      <text:p text:style-name="P29">sample usage: SPEED_CRITICAL_FILE += foo.c</text:p>
      <text:p text:style-name="P30"/>
      <text:list text:style-name="LFO2" text:continue-numbering="true">
        <text:list-item>
          <text:p text:style-name="P31">INCLUDE_DIR.</text:p>
        </text:list-item>
      </text:list>
      <text:p text:style-name="P32">Add additional path for looking after included files.</text:p>
      <text:p text:style-name="P33">sample usage: INCLUDE_DIR += /lib/include <text:s text:c="6"/>or <text:s text:c="3"/>INCLUDE_DIR += ../foo_dir</text:p>
      <text:p text:style-name="P34"/>
      <text:list text:style-name="LFO2" text:continue-numbering="true">
        <text:list-item>
          <text:p text:style-name="P35">DEFINES.</text:p>
        </text:list-item>
      </text:list>
      <text:p text:style-name="P36">Add additional defines.</text:p>
      <text:p text:style-name="P37">sample usage:<text:s/>DEFINES += USE_FIXED_POINT <text:s/><text:s text:c="2"/>or <text:s text:c="3"/>DEFINES += VER_STR=”ver0.1"</text:p>
      <text:p text:style-name="P38"><text:tab/></text:p>
      <text:list text:style-name="LFO2" text:continue-numbering="true">
        <text:list-item>
          <text:p text:style-name="P39">CFLAGS.</text:p>
        </text:list-item>
      </text:list>
      <text:p text:style-name="P40">Additional flags for C compiler.</text:p>
      <text:p text:style-name="P41">example: <text:s/>CFLAGS +=<text:s/>-Wpedantic</text:p>
      <text:p text:style-name="P42"/>
      <text:list text:style-name="LFO2" text:continue-numbering="true">
        <text:list-item>
          <text:p text:style-name="P43">CPPFLAGS.</text:p>
        </text:list-item>
      </text:list>
      <text:p text:style-name="P44">Additional flags for C++ compiler.</text:p>
      <text:p text:style-name="P45"><text:span text:style-name="T46">example: <text:s/>C</text:span><text:span text:style-name="T47">PP</text:span><text:span text:style-name="T48">FLAGS +=<text:s/></text:span><text:span text:style-name="T49">-fno-nonansi-builtins</text:span></text:p>
      <text:p text:style-name="P50"/>
      <text:list text:style-name="LFO2" text:continue-numbering="true">
        <text:list-item>
          <text:p text:style-name="P51">ASMFLAGS.</text:p>
        </text:list-item>
      </text:list>
      <text:p text:style-name="P52">Additional flags for assembler compiler.</text:p>
      <text:p text:style-name="P53">example: <text:s/>ASMFLAGS +=<text:s/>-x assembler-with-cpp</text:p>
      <text:p text:style-name="P54"/>
      <text:list text:style-name="LFO2" text:continue-numbering="true">
        <text:list-item>
          <text:p text:style-name="P55">ADDITIONAL_DEPS.</text:p>
        </text:list-item>
      </text:list>
      <text:p text:style-name="P56">Additional dependencies files.</text:p>
      <text:p text:style-name="P57"><text:span text:style-name="T58">These files will be added to list of<text:s/></text:span><text:span text:style-name="T59">dependencies for<text:s/></text:span><text:span text:style-name="T60">make</text:span><text:span text:style-name="T61"><text:s/>utility. These files are checked for changes</text:span></text:p>
      <text:p text:style-name="P62">before deciding whether perform compilation or skip it.<text:s/></text:p>
      <text:p text:style-name="P63"><text:span text:style-name="T64">example: <text:s/>ADDITIONAL_DEPS +=<text:s/></text:span><text:span text:style-name="T65">src/file.c</text:span></text:p>
      <text:p text:style-name="P66"/>
      <text:list text:style-name="LFO2" text:continue-numbering="true">
        <text:list-item>
          <text:p text:style-name="P67">VPATH.</text:p>
        </text:list-item>
      </text:list>
      <text:p text:style-name="P68">This is built-in (in make utility) variable to add search path for looking after files.</text:p>
      <text:p text:style-name="P69"><text:span text:style-name="T70">example: <text:s/>VPATH +=<text:s/></text:span><text:span text:style-name="T71">src/commands/</text:span></text:p>
      <text:p text:style-name="P72"/>
      <text:p text:style-name="P73"/>
      <text:p text:style-name="P74"/>
      <text:list text:style-name="LFO1" text:continue-numbering="true">
        <text:list-item>
          <text:p text:style-name="P75"><text:span text:style-name="T76">Makefile.uc.mk<text:s/></text:span><text:span text:style-name="T77">Global</text:span><text:span text:style-name="T78"><text:s/></text:span><text:span text:style-name="T79">Variables</text:span></text:p>
        </text:list-item>
      </text:list>
      <text:p text:style-name="P80"><text:s text:c="6"/>Global variables updated and visible for all compiled modules.</text:p>
      <text:p text:style-name="P81"/>
      <text:p text:style-name="P82">1. COMPILER_HOST_OS.</text:p>
      <text:p text:style-name="P83"><text:span text:style-name="T84">Read only variable. Contain the name of host OS (windows, linux, …)</text:span><text:span text:style-name="T85">.</text:span></text:p>
      <text:p text:style-name="P86"/>
      <text:p text:style-name="P87">2. DATE_STR.</text:p>
      <text:p text:style-name="P88"><text:span text:style-name="T89">Read only variable. Contain the current date</text:span><text:span text:style-name="T90">.</text:span></text:p>
      <text:p text:style-name="P91"/>
      <text:p text:style-name="P92">3. TIME_STR.</text:p>
      <text:p text:style-name="P93"><text:span text:style-name="T94">Read only variable. Contain the current time</text:span><text:span text:style-name="T95">.</text:span></text:p>
      <text:p text:style-name="P96"/>
      <text:p text:style-name="P97">4. APP_ROOT_DIR.</text:p>
      <text:p text:style-name="P98"><text:span text:style-name="T99">Read only variable. Contain the path to main fold</text:span><text:span text:style-name="T100">er of project</text:span><text:span text:style-name="T101">.</text:span></text:p>
      <text:p text:style-name="P102"/>
      <text:p text:style-name="P103">5. OUT_DIR.</text:p>
      <text:p text:style-name="P104"><text:span text:style-name="T105">Read only variable. Contain the path to the folder of compilation outputs</text:span><text:span text:style-name="T106">.</text:span></text:p>
      <text:p text:style-name="P107"/>
      <text:p text:style-name="P108">6. PROJECT_NAME.</text:p>
      <text:p text:style-name="P109"><text:span text:style-name="T110">Read only variable. Contain the name of project</text:span><text:span text:style-name="T111">.</text:span></text:p>
      <text:p text:style-name="P112"/>
      <text:p text:style-name="P113">7. OUTPUT_APP_NAME.</text:p>
      <text:p text:style-name="P114"><text:span text:style-name="T115">Read only variable. Contain the main part of output name</text:span><text:span text:style-name="T116">.</text:span></text:p>
      <text:p text:style-name="P117"/>
      <text:p text:style-name="P118">8.<text:s/>COMMON_PUBLIC_DIR.</text:p>
      <text:p text:style-name="P119"><text:span text:style-name="T120">Read only variable. Contain the path to common_public repository</text:span><text:span text:style-name="T121">.</text:span></text:p>
      <text:p text:style-name="P122"/>
      <text:p text:style-name="P123">9. PARENT_OF_COMMON_PUBLIC_DIR.</text:p>
      <text:p text:style-name="P124"><text:span text:style-name="T125">Read only variable. Contain the path to folder that contains common_public repository</text:span><text:span text:style-name="T126">.</text:span></text:p>
      <text:p text:style-name="P127"/>
      <text:p text:style-name="P128">9. EXTERNAL_SOURCE_ROOT_DIR.</text:p>
      <text:p text:style-name="P129"><text:span text:style-name="T130">Read only variable. C</text:span><text:span text:style-name="T131">ontain the path to folder that contains third party projects and repositories</text:span><text:span text:style-name="T132">.</text:span></text:p>
      <text:p text:style-name="P133"/>
      <text:p text:style-name="P134"/>
      <text:p text:style-name="P135"/>
      <text:p text:style-name="P136"/>
      <text:list text:style-name="LFO1" text:continue-numbering="true">
        <text:list-item>
          <text:p text:style-name="P137"><text:span text:style-name="T138">Makefile.uc.mk<text:s/></text:span><text:span text:style-name="T139">Useful Functions</text:span></text:p>
        </text:list-item>
      </text:list>
      <text:p text:style-name="P140"><text:s text:c="6"/>Global variables updated and visible for all compiled modules.</text:p>
      <text:p text:style-name="P141"/>
      <text:p text:style-name="P142"><text:span text:style-name="T143"><text:s text:c="7"/>1. ADD_TO_GLOBAL_DEFINES()</text:span></text:p>
      <text:p text:style-name="P144"><text:s text:c="12"/>usage: <text:s/>DUMMY := $(call<text:s/>ADD_TO_GLOBAL_DEFINES, your_define)</text:p>
      <text:p text:style-name="P145"><text:s text:c="25"/>DUMMY := <text:s/>$(call ADD_TO_GLOBAL_DEFINES, your_define=xx)</text:p>
      <text:p text:style-name="P146"><text:s text:c="12"/>This function will add ‘define’ (ex. : -D, #define in C/C++) variable to compilation line for all compiled files.</text:p>
      <text:p text:style-name="P147"/>
      <text:soft-page-break/>
      <text:p text:style-name="P148"><text:s text:c="7"/>2. ADD_TO_GLOBAL_INCLUDE_PATH()</text:p>
      <text:p text:style-name="P149"><text:s text:c="12"/>usage: <text:s/>DUMMY := $(call ADD_TO_GLOBAL_INCLUDE_PATH, your/include/path)</text:p>
      <text:p text:style-name="P150"><text:s text:c="12"/>This function will add search path for includes (ex. : -I in C/C++) to compilation line for all compiled files.</text:p>
      <text:p text:style-name="P151"/>
      <text:p text:style-name="P152"><text:s text:c="7"/>3. ADD_TO_GLOBAL_CFLAGS()</text:p>
      <text:p text:style-name="P153"><text:s text:c="12"/>usage: <text:s/>DUMMY := $(call ADD_TO_GLOBAL_CFLAGS, flag)</text:p>
      <text:p text:style-name="P154"><text:s text:c="12"/>This function will add additional C flag to all compilation of all c files.</text:p>
      <text:p text:style-name="P155"/>
      <text:p text:style-name="P156"><text:s text:c="7"/>4. ADD_TO_GLOBAL_LDLAGS()</text:p>
      <text:p text:style-name="P157"><text:s text:c="12"/>usage: <text:s/>DUMMY := $(call ADD_TO_GLOBAL_LDFLAGS,<text:s/>flag)</text:p>
      <text:p text:style-name="P158"><text:s text:c="12"/>This function will add additional linker flag.</text:p>
      <text:p text:style-name="P159"/>
      <text:p text:style-name="P160"><text:s text:c="7"/>5. ADD_TO_GLOBAL_LIBS()</text:p>
      <text:p text:style-name="P161"><text:s text:c="12"/>usage: <text:s/>DUMMY := $(call ADD_TO_GLOBAL_LIBS, your_lib)</text:p>
      <text:p text:style-name="P162"><text:s text:c="12"/>This function will add additional library file for linkage. The filename will be<text:s/>formatted automatically,</text:p>
      <text:p text:style-name="P163"><text:s text:c="12"/>according to linker syntax. For example: for GCC use libfoo.a, it will be added to linker as -lfoo flag.</text:p>
      <text:p text:style-name="P164"/>
      <text:p text:style-name="P165"><text:s text:c="7"/>6. ADD_TO_GLOBAL_WHOLE_LIBS()</text:p>
      <text:p text:style-name="P166"><text:s text:c="12"/>usage: <text:s/>DUMMY := $(call ADD_TO_GLOBAL_LIBS, your_lib)</text:p>
      <text:p text:style-name="P167"><text:s text:c="9"/><text:s text:c="3"/>This function will add additional library file for linkage. The library added as whole, without removing</text:p>
      <text:p text:style-name="P168"><text:s text:c="12"/>unused symbols. This is useful if some symbols are needed to be kept but are not referenced explicitly.</text:p>
      <text:p text:style-name="P169"><text:s text:c="11"/>The filename will be<text:s/>formatted automatically, according to linker syntax.</text:p>
      <text:p text:style-name="P170"><text:s text:c="12"/>For example: for GCC use libfoo.a, it will be added to linker as -lfoo flag.</text:p>
      <text:p text:style-name="P171"/>
      <text:p text:style-name="P172"><text:s text:c="7"/>7. ADD_TO_GLOBAL_LIBS_PATH()</text:p>
      <text:p text:style-name="P173"><text:s text:c="12"/>usage: <text:s/>DUMMY := $(call ADD_TO_GLOBAL_LIBS_PATH, path/to/lib/folder)</text:p>
      <text:p text:style-name="P174"><text:s text:c="12"/>This function will add additional search path for libraries.</text:p>
      <text:p text:style-name="P175"/>
      <text:p text:style-name="P176"/>
      <text:p text:style-name="P177"><text:span text:style-name="T178"><text:s text:c="7"/></text:span><text:span text:style-name="T179">8</text:span><text:span text:style-name="T180">. sync additional GIT repository to specific hash commit:</text:span></text:p>
      <text:p text:style-name="P181"><text:s text:c="12"/>steps:</text:p>
      <text:list text:style-name="LFO3" text:continue-numbering="true">
        <text:list-item>
          <text:p text:style-name="P182"><text:span text:style-name="T183">create variable that will contain requested commit</text:span></text:p>
        </text:list-item>
        <text:list-item>
          <text:p text:style-name="P184">populate CURR_GIT_COMMIT_HASH_VARIABLE with name of variable from (a)</text:p>
        </text:list-item>
        <text:list-item>
          <text:p text:style-name="P185">populate CURR_GIT_REPO_DIR with path to requested repository</text:p>
        </text:list-item>
        <text:list-item>
          <text:p text:style-name="P186">include $(MAKEFILES_ROOT_DIR)/_include_functions/git_prebuild_repo_check.mk</text:p>
        </text:list-item>
      </text:list>
      <text:p text:style-name="P187"/>
      <text:p text:style-name="P188">for example:</text:p>
      <text:p text:style-name="P189"><text:s text:c="4"/>MY_HASH :="4fe2cfe3ff7a6f4a7083fa98f1ff07005d226ec8"</text:p>
      <text:p text:style-name="P190"><text:s text:c="4"/>CURR_GIT_COMMIT_HASH_VARIABLE :=MY_HASH</text:p>
      <text:p text:style-name="P191"><text:span text:style-name="T192"><text:s text:c="4"/>CURR_GIT_REPO_DIR :=$(</text:span><text:span text:style-name="T193"><text:s/>EXTERNAL_SOURCE_ROOT_DIR)/my_git_repo</text:span></text:p>
      <text:p text:style-name="P194"><text:span text:style-name="T195"><text:s text:c="16"/>include $(MAKEFILES_ROOT_DIR)/_include_functions/git_prebuild_repo_check.mk</text:span></text:p>
      <text:p text:style-name="P196"/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David CLM" svg:font-family="David CLM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Nachlieli CLM" svg:font-family="Nachlieli CLM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egoe UI" style:font-name-complex="David CLM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Nachlieli CLM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4513in" text:min-label-width="0.25in" text:list-level-position-and-space-mode="label-alignment">
          <style:list-level-label-alignment text:label-followed-by="listtab" fo:margin-left="0.701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513in" text:min-label-width="0.25in" text:list-level-position-and-space-mode="label-alignment">
          <style:list-level-label-alignment text:label-followed-by="listtab" fo:margin-left="1.201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63in" text:min-label-width="0.125in" text:list-level-position-and-space-mode="label-alignment">
          <style:list-level-label-alignment text:label-followed-by="listtab" fo:margin-left="1.7013in" fo:text-indent="-0.125in"/>
        </style:list-level-properties>
      </text:list-level-style-number>
      <text:list-level-style-number text:level="4" style:num-suffix="." style:num-format="1">
        <style:list-level-properties text:space-before="1.9513in" text:min-label-width="0.25in" text:list-level-position-and-space-mode="label-alignment">
          <style:list-level-label-alignment text:label-followed-by="listtab" fo:margin-left="2.201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513in" text:min-label-width="0.25in" text:list-level-position-and-space-mode="label-alignment">
          <style:list-level-label-alignment text:label-followed-by="listtab" fo:margin-left="2.701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63in" text:min-label-width="0.125in" text:list-level-position-and-space-mode="label-alignment">
          <style:list-level-label-alignment text:label-followed-by="listtab" fo:margin-left="3.2013in" fo:text-indent="-0.125in"/>
        </style:list-level-properties>
      </text:list-level-style-number>
      <text:list-level-style-number text:level="7" style:num-suffix="." style:num-format="1">
        <style:list-level-properties text:space-before="3.4513in" text:min-label-width="0.25in" text:list-level-position-and-space-mode="label-alignment">
          <style:list-level-label-alignment text:label-followed-by="listtab" fo:margin-left="3.701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513in" text:min-label-width="0.25in" text:list-level-position-and-space-mode="label-alignment">
          <style:list-level-label-alignment text:label-followed-by="listtab" fo:margin-left="4.201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63in" text:min-label-width="0.125in" text:list-level-position-and-space-mode="label-alignment">
          <style:list-level-label-alignment text:label-followed-by="listtab" fo:margin-left="4.7013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833in" fo:margin-left="0.4166in" fo:margin-bottom="0.7833in" fo:margin-right="0.48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L00 Andrew Zamansky</dc:creator>
    <meta:creation-date>2021-05-14T10:06:00Z</meta:creation-date>
    <dc:date>2022-05-17T16:40:00Z</dc:date>
    <meta:template xlink:href="Normal.dotm" xlink:type="simple"/>
    <meta:editing-cycles>47</meta:editing-cycles>
    <meta:editing-duration>PT122460S</meta:editing-duration>
    <meta:document-statistic meta:page-count="4" meta:paragraph-count="10" meta:word-count="804" meta:character-count="5383" meta:row-count="38" meta:non-whitespace-character-count="4589"/>
  </office:meta>
</office:document-meta>
</file>